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b2b2b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1"/>
    </style:style>
    <style:style style:name="gr7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b2b2b2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000001"/>
    </style:style>
    <style:style style:name="P8" style:family="paragraph">
      <loext:graphic-properties draw:fill="none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style:style style:name="T3" style:family="text">
      <style:text-properties fo:color="#666666" style:font-name="Fira Sans1" fo:font-size="10pt" fo:font-style="italic" fo:font-weight="bold" style:font-size-asian="10pt" style:font-name-complex="Fira Sans1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5cm" svg:height="1.298cm" svg:x="6.79cm" svg:y="2.998cm" svg:viewBox="0 0 5226 1299" draw:points="0,1299 5226,1299 5226,0 0,0">
          <text:p/>
        </draw:polygon>
        <draw:polygon draw:style-name="gr2" draw:text-style-name="P2" draw:layer="layout" svg:width="4.001cm" svg:height="1.298cm" svg:x="12.015cm" svg:y="2.998cm" svg:viewBox="0 0 4002 1299" draw:points="0,1299 4002,1299 4002,0 0,0">
          <text:p/>
        </draw:polygon>
        <draw:polygon draw:style-name="gr2" draw:text-style-name="P2" draw:layer="layout" svg:width="2.984cm" svg:height="1.298cm" svg:x="16.016cm" svg:y="2.998cm" svg:viewBox="0 0 2985 1299" draw:points="0,1299 2985,1299 2985,0 0,0">
          <text:p/>
        </draw:polygon>
        <draw:polygon draw:style-name="gr1" draw:text-style-name="P1" draw:layer="layout" svg:width="4.79cm" svg:height="1.471cm" svg:x="2cm" svg:y="4.296cm" svg:viewBox="0 0 4791 1472" draw:points="0,1472 4791,1472 4791,0 0,0">
          <text:p/>
        </draw:polygon>
        <draw:polygon draw:style-name="gr1" draw:text-style-name="P1" draw:layer="layout" svg:width="5.225cm" svg:height="1.471cm" svg:x="6.79cm" svg:y="4.296cm" svg:viewBox="0 0 5226 1472" draw:points="0,1472 5226,1472 5226,0 0,0">
          <text:p/>
        </draw:polygon>
        <draw:polygon draw:style-name="gr1" draw:text-style-name="P1" draw:layer="layout" svg:width="4.001cm" svg:height="1.471cm" svg:x="12.015cm" svg:y="4.296cm" svg:viewBox="0 0 4002 1472" draw:points="0,1472 4002,1472 4002,0 0,0">
          <text:p/>
        </draw:polygon>
        <draw:polygon draw:style-name="gr1" draw:text-style-name="P1" draw:layer="layout" svg:width="2.984cm" svg:height="1.471cm" svg:x="16.016cm" svg:y="4.296cm" svg:viewBox="0 0 2985 1472" draw:points="0,1472 2985,1472 2985,0 0,0">
          <text:p/>
        </draw:polygon>
        <draw:polygon draw:style-name="gr1" draw:text-style-name="P1" draw:layer="layout" svg:width="4.79cm" svg:height="1.941cm" svg:x="2cm" svg:y="5.767cm" svg:viewBox="0 0 4791 1942" draw:points="0,1942 4791,1942 4791,0 0,0">
          <text:p/>
        </draw:polygon>
        <draw:polygon draw:style-name="gr1" draw:text-style-name="P1" draw:layer="layout" svg:width="5.225cm" svg:height="1.941cm" svg:x="6.79cm" svg:y="5.767cm" svg:viewBox="0 0 5226 1942" draw:points="0,1942 5226,1942 5226,0 0,0">
          <text:p/>
        </draw:polygon>
        <draw:polygon draw:style-name="gr1" draw:text-style-name="P1" draw:layer="layout" svg:width="4.001cm" svg:height="1.941cm" svg:x="12.015cm" svg:y="5.767cm" svg:viewBox="0 0 4002 1942" draw:points="0,1942 4002,1942 4002,0 0,0">
          <text:p/>
        </draw:polygon>
        <draw:polygon draw:style-name="gr1" draw:text-style-name="P1" draw:layer="layout" svg:width="2.984cm" svg:height="1.941cm" svg:x="16.016cm" svg:y="5.767cm" svg:viewBox="0 0 2985 1942" draw:points="0,1942 2985,1942 2985,0 0,0">
          <text:p/>
        </draw:polygon>
        <draw:polygon draw:style-name="gr1" draw:text-style-name="P1" draw:layer="layout" svg:width="4.79cm" svg:height="2.741cm" svg:x="2cm" svg:y="7.708cm" svg:viewBox="0 0 4791 2742" draw:points="0,2742 4791,2742 4791,0 0,0">
          <text:p/>
        </draw:polygon>
        <draw:polygon draw:style-name="gr1" draw:text-style-name="P1" draw:layer="layout" svg:width="5.225cm" svg:height="2.741cm" svg:x="6.79cm" svg:y="7.708cm" svg:viewBox="0 0 5226 2742" draw:points="0,2742 5226,2742 5226,0 0,0">
          <text:p/>
        </draw:polygon>
        <draw:polygon draw:style-name="gr1" draw:text-style-name="P1" draw:layer="layout" svg:width="4.001cm" svg:height="2.741cm" svg:x="12.015cm" svg:y="7.708cm" svg:viewBox="0 0 4002 2742" draw:points="0,2742 4002,2742 4002,0 0,0">
          <text:p/>
        </draw:polygon>
        <draw:polygon draw:style-name="gr1" draw:text-style-name="P1" draw:layer="layout" svg:width="2.984cm" svg:height="2.741cm" svg:x="16.016cm" svg:y="7.708cm" svg:viewBox="0 0 2985 2742" draw:points="0,2742 2985,2742 2985,0 0,0">
          <text:p/>
        </draw:polygon>
        <draw:polygon draw:style-name="gr1" draw:text-style-name="P1" draw:layer="layout" svg:width="4.79cm" svg:height="4.057cm" svg:x="2cm" svg:y="10.449cm" svg:viewBox="0 0 4791 4058" draw:points="0,4058 4791,4058 4791,0 0,0">
          <text:p/>
        </draw:polygon>
        <draw:polygon draw:style-name="gr1" draw:text-style-name="P1" draw:layer="layout" svg:width="5.225cm" svg:height="4.057cm" svg:x="6.79cm" svg:y="10.449cm" svg:viewBox="0 0 5226 4058" draw:points="0,4058 5226,4058 5226,0 0,0">
          <text:p/>
        </draw:polygon>
        <draw:polygon draw:style-name="gr1" draw:text-style-name="P1" draw:layer="layout" svg:width="4.001cm" svg:height="4.057cm" svg:x="12.015cm" svg:y="10.449cm" svg:viewBox="0 0 4002 4058" draw:points="0,4058 4002,4058 4002,0 0,0">
          <text:p/>
        </draw:polygon>
        <draw:polygon draw:style-name="gr1" draw:text-style-name="P1" draw:layer="layout" svg:width="2.984cm" svg:height="4.057cm" svg:x="16.016cm" svg:y="10.449cm" svg:viewBox="0 0 2985 4058" draw:points="0,4058 2985,4058 2985,0 0,0">
          <text:p/>
        </draw:polygon>
        <draw:polygon draw:style-name="gr1" draw:text-style-name="P1" draw:layer="layout" svg:width="4.79cm" svg:height="5.281cm" svg:x="2cm" svg:y="14.506cm" svg:viewBox="0 0 4791 5282" draw:points="0,5282 4791,5282 4791,0 0,0">
          <text:p/>
        </draw:polygon>
        <draw:polygon draw:style-name="gr1" draw:text-style-name="P1" draw:layer="layout" svg:width="5.225cm" svg:height="5.281cm" svg:x="6.79cm" svg:y="14.506cm" svg:viewBox="0 0 5226 5282" draw:points="0,5282 5226,5282 5226,0 0,0">
          <text:p/>
        </draw:polygon>
        <draw:polygon draw:style-name="gr1" draw:text-style-name="P1" draw:layer="layout" svg:width="4.001cm" svg:height="5.281cm" svg:x="12.015cm" svg:y="14.506cm" svg:viewBox="0 0 4002 5282" draw:points="0,5282 4002,5282 4002,0 0,0">
          <text:p/>
        </draw:polygon>
        <draw:polygon draw:style-name="gr1" draw:text-style-name="P1" draw:layer="layout" svg:width="2.984cm" svg:height="5.281cm" svg:x="16.016cm" svg:y="14.506cm" svg:viewBox="0 0 2985 5282" draw:points="0,5282 2985,5282 2985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5cm" svg:height="1.298cm" svg:x="6.79cm" svg:y="2.998cm" svg:viewBox="0 0 5226 1299" draw:points="0,1299 5226,1299 5226,0 0,0">
          <text:p/>
        </draw:polygon>
        <draw:polygon draw:style-name="gr2" draw:text-style-name="P2" draw:layer="layout" svg:width="4.001cm" svg:height="1.298cm" svg:x="12.015cm" svg:y="2.998cm" svg:viewBox="0 0 4002 1299" draw:points="0,1299 4002,1299 4002,0 0,0">
          <text:p/>
        </draw:polygon>
        <draw:polygon draw:style-name="gr2" draw:text-style-name="P2" draw:layer="layout" svg:width="2.984cm" svg:height="1.298cm" svg:x="16.016cm" svg:y="2.998cm" svg:viewBox="0 0 2985 1299" draw:points="0,1299 2985,1299 2985,0 0,0">
          <text:p/>
        </draw:polygon>
        <draw:polygon draw:style-name="gr1" draw:text-style-name="P1" draw:layer="layout" svg:width="4.79cm" svg:height="1.471cm" svg:x="2cm" svg:y="4.296cm" svg:viewBox="0 0 4791 1472" draw:points="0,1472 4791,1472 4791,0 0,0">
          <text:p/>
        </draw:polygon>
        <draw:polygon draw:style-name="gr1" draw:text-style-name="P1" draw:layer="layout" svg:width="5.225cm" svg:height="1.471cm" svg:x="6.79cm" svg:y="4.296cm" svg:viewBox="0 0 5226 1472" draw:points="0,1472 5226,1472 5226,0 0,0">
          <text:p/>
        </draw:polygon>
        <draw:polygon draw:style-name="gr1" draw:text-style-name="P1" draw:layer="layout" svg:width="4.001cm" svg:height="1.471cm" svg:x="12.015cm" svg:y="4.296cm" svg:viewBox="0 0 4002 1472" draw:points="0,1472 4002,1472 4002,0 0,0">
          <text:p/>
        </draw:polygon>
        <draw:polygon draw:style-name="gr1" draw:text-style-name="P1" draw:layer="layout" svg:width="2.984cm" svg:height="1.471cm" svg:x="16.016cm" svg:y="4.296cm" svg:viewBox="0 0 2985 1472" draw:points="0,1472 2985,1472 2985,0 0,0">
          <text:p/>
        </draw:polygon>
        <draw:polygon draw:style-name="gr1" draw:text-style-name="P1" draw:layer="layout" svg:width="4.79cm" svg:height="1.941cm" svg:x="2cm" svg:y="5.767cm" svg:viewBox="0 0 4791 1942" draw:points="0,1942 4791,1942 4791,0 0,0">
          <text:p/>
        </draw:polygon>
        <draw:polygon draw:style-name="gr1" draw:text-style-name="P1" draw:layer="layout" svg:width="5.225cm" svg:height="1.941cm" svg:x="6.79cm" svg:y="5.767cm" svg:viewBox="0 0 5226 1942" draw:points="0,1942 5226,1942 5226,0 0,0">
          <text:p/>
        </draw:polygon>
        <draw:polygon draw:style-name="gr1" draw:text-style-name="P1" draw:layer="layout" svg:width="4.001cm" svg:height="1.941cm" svg:x="12.015cm" svg:y="5.767cm" svg:viewBox="0 0 4002 1942" draw:points="0,1942 4002,1942 4002,0 0,0">
          <text:p/>
        </draw:polygon>
        <draw:polygon draw:style-name="gr1" draw:text-style-name="P1" draw:layer="layout" svg:width="2.984cm" svg:height="1.941cm" svg:x="16.016cm" svg:y="5.767cm" svg:viewBox="0 0 2985 1942" draw:points="0,1942 2985,1942 2985,0 0,0">
          <text:p/>
        </draw:polygon>
        <draw:polygon draw:style-name="gr1" draw:text-style-name="P1" draw:layer="layout" svg:width="4.79cm" svg:height="2.741cm" svg:x="2cm" svg:y="7.708cm" svg:viewBox="0 0 4791 2742" draw:points="0,2742 4791,2742 4791,0 0,0">
          <text:p/>
        </draw:polygon>
        <draw:polygon draw:style-name="gr1" draw:text-style-name="P1" draw:layer="layout" svg:width="5.225cm" svg:height="2.741cm" svg:x="6.79cm" svg:y="7.708cm" svg:viewBox="0 0 5226 2742" draw:points="0,2742 5226,2742 5226,0 0,0">
          <text:p/>
        </draw:polygon>
        <draw:polygon draw:style-name="gr1" draw:text-style-name="P1" draw:layer="layout" svg:width="4.001cm" svg:height="2.741cm" svg:x="12.015cm" svg:y="7.708cm" svg:viewBox="0 0 4002 2742" draw:points="0,2742 4002,2742 4002,0 0,0">
          <text:p/>
        </draw:polygon>
        <draw:polygon draw:style-name="gr1" draw:text-style-name="P1" draw:layer="layout" svg:width="2.984cm" svg:height="2.741cm" svg:x="16.016cm" svg:y="7.708cm" svg:viewBox="0 0 2985 2742" draw:points="0,2742 2985,2742 2985,0 0,0">
          <text:p/>
        </draw:polygon>
        <draw:polygon draw:style-name="gr1" draw:text-style-name="P1" draw:layer="layout" svg:width="4.79cm" svg:height="4.057cm" svg:x="2cm" svg:y="10.449cm" svg:viewBox="0 0 4791 4058" draw:points="0,4058 4791,4058 4791,0 0,0">
          <text:p/>
        </draw:polygon>
        <draw:polygon draw:style-name="gr1" draw:text-style-name="P1" draw:layer="layout" svg:width="5.225cm" svg:height="4.057cm" svg:x="6.79cm" svg:y="10.449cm" svg:viewBox="0 0 5226 4058" draw:points="0,4058 5226,4058 5226,0 0,0">
          <text:p/>
        </draw:polygon>
        <draw:polygon draw:style-name="gr1" draw:text-style-name="P1" draw:layer="layout" svg:width="4.001cm" svg:height="4.057cm" svg:x="12.015cm" svg:y="10.449cm" svg:viewBox="0 0 4002 4058" draw:points="0,4058 4002,4058 4002,0 0,0">
          <text:p/>
        </draw:polygon>
        <draw:polygon draw:style-name="gr1" draw:text-style-name="P1" draw:layer="layout" svg:width="2.984cm" svg:height="4.057cm" svg:x="16.016cm" svg:y="10.449cm" svg:viewBox="0 0 2985 4058" draw:points="0,4058 2985,4058 2985,0 0,0">
          <text:p/>
        </draw:polygon>
        <draw:polygon draw:style-name="gr1" draw:text-style-name="P1" draw:layer="layout" svg:width="4.79cm" svg:height="5.281cm" svg:x="2cm" svg:y="14.506cm" svg:viewBox="0 0 4791 5282" draw:points="0,5282 4791,5282 4791,0 0,0">
          <text:p/>
        </draw:polygon>
        <draw:polygon draw:style-name="gr1" draw:text-style-name="P1" draw:layer="layout" svg:width="5.225cm" svg:height="5.281cm" svg:x="6.79cm" svg:y="14.506cm" svg:viewBox="0 0 5226 5282" draw:points="0,5282 5226,5282 5226,0 0,0">
          <text:p/>
        </draw:polygon>
        <draw:polygon draw:style-name="gr1" draw:text-style-name="P1" draw:layer="layout" svg:width="4.001cm" svg:height="5.281cm" svg:x="12.015cm" svg:y="14.506cm" svg:viewBox="0 0 4002 5282" draw:points="0,5282 4002,5282 4002,0 0,0">
          <text:p/>
        </draw:polygon>
        <draw:polygon draw:style-name="gr1" draw:text-style-name="P1" draw:layer="layout" svg:width="2.984cm" svg:height="5.281cm" svg:x="16.016cm" svg:y="14.506cm" svg:viewBox="0 0 2985 5282" draw:points="0,5282 2985,5282 2985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4" draw:text-style-name="P4" draw:layer="layout" svg:width="5.542cm" svg:height="0.011cm" svg:x="1.982cm" svg:y="1.001cm" svg:viewBox="0 0 5543 12" draw:points="0,0 4,8 11,12 5533,12 5536,8 5543,0">
          <text:p/>
        </draw:polygon>
        <draw:polygon draw:style-name="gr4" draw:text-style-name="P4" draw:layer="layout" svg:width="5.545cm" svg:height="0.011cm" svg:x="7.514cm" svg:y="1.001cm" svg:viewBox="0 0 5546 12" draw:points="0,0 3,8 10,12 5536,12 5539,8 5546,0">
          <text:p/>
        </draw:polygon>
        <draw:polygon draw:style-name="gr4" draw:text-style-name="P4" draw:layer="layout" svg:width="5.944cm" svg:height="0.011cm" svg:x="13.049cm" svg:y="1.001cm" svg:viewBox="0 0 5945 12" draw:points="0,0 3,8 10,12 5934,12 5938,8 5945,0">
          <text:p/>
        </draw:polygon>
        <draw:polygon draw:style-name="gr4" draw:text-style-name="P4" draw:layer="layout" svg:width="5.531cm" svg:height="0.01cm" svg:x="1.986cm" svg:y="1.626cm" svg:viewBox="0 0 5532 11" draw:points="7,0 0,7 7,11 5529,11 5532,7 5529,0">
          <text:p/>
        </draw:polygon>
        <draw:polygon draw:style-name="gr4" draw:text-style-name="P4" draw:layer="layout" svg:width="5.934cm" svg:height="0.01cm" svg:x="13.052cm" svg:y="1.626cm" svg:viewBox="0 0 5935 11" draw:points="7,0 0,7 7,11 5931,11 5935,7 5931,0">
          <text:p/>
        </draw:polygon>
        <draw:polygon draw:style-name="gr4" draw:text-style-name="P4" draw:layer="layout" svg:width="5.542cm" svg:height="0.01cm" svg:x="1.982cm" svg:y="2.254cm" svg:viewBox="0 0 5543 11" draw:points="11,0 4,8 0,11 5543,11 5536,8 5533,0">
          <text:p/>
        </draw:polygon>
        <draw:polygon draw:style-name="gr4" draw:text-style-name="P4" draw:layer="layout" svg:width="5.545cm" svg:height="0.01cm" svg:x="7.514cm" svg:y="2.254cm" svg:viewBox="0 0 5546 11" draw:points="10,0 3,8 0,11 5546,11 5539,8 5536,0">
          <text:p/>
        </draw:polygon>
        <draw:polygon draw:style-name="gr4" draw:text-style-name="P4" draw:layer="layout" svg:width="5.944cm" svg:height="0.01cm" svg:x="13.049cm" svg:y="2.254cm" svg:viewBox="0 0 5945 11" draw:points="10,0 3,8 0,11 5945,11 5938,8 5934,0">
          <text:p/>
        </draw:polygon>
        <draw:polygon draw:style-name="gr4" draw:text-style-name="P4" draw:layer="layout" svg:width="0.011cm" svg:height="0.635cm" svg:x="1.982cm" svg:y="1.001cm" svg:viewBox="0 0 12 636" draw:points="0,636 5,633 12,626 12,11 5,7 0,0">
          <text:p/>
        </draw:polygon>
        <draw:polygon draw:style-name="gr4" draw:text-style-name="P4" draw:layer="layout" svg:width="0.011cm" svg:height="0.638cm" svg:x="1.982cm" svg:y="1.626cm" svg:viewBox="0 0 12 639" draw:points="0,639 5,636 12,629 12,10 5,7 0,0">
          <text:p/>
        </draw:polygon>
        <draw:polygon draw:style-name="gr4" draw:text-style-name="P4" draw:layer="layout" svg:width="0.01cm" svg:height="0.628cm" svg:x="7.514cm" svg:y="1.008cm" svg:viewBox="0 0 11 629" draw:points="0,619 4,626 11,629 11,4 4,0 0,4">
          <text:p/>
        </draw:polygon>
        <draw:polygon draw:style-name="gr4" draw:text-style-name="P4" draw:layer="layout" svg:width="0.01cm" svg:height="0.635cm" svg:x="7.514cm" svg:y="1.626cm" svg:viewBox="0 0 11 636" draw:points="0,629 4,636 11,629 11,0 4,7 0,10">
          <text:p/>
        </draw:polygon>
        <draw:polygon draw:style-name="gr4" draw:text-style-name="P4" draw:layer="layout" svg:width="0.01cm" svg:height="0.628cm" svg:x="13.049cm" svg:y="1.008cm" svg:viewBox="0 0 11 629" draw:points="0,629 3,626 11,619 11,4 3,0 0,4">
          <text:p/>
        </draw:polygon>
        <draw:polygon draw:style-name="gr4" draw:text-style-name="P4" draw:layer="layout" svg:width="0.01cm" svg:height="0.635cm" svg:x="13.049cm" svg:y="1.626cm" svg:viewBox="0 0 11 636" draw:points="0,629 3,636 11,629 11,10 3,7 0,0">
          <text:p/>
        </draw:polygon>
        <draw:polygon draw:style-name="gr4" draw:text-style-name="P4" draw:layer="layout" svg:width="0.011cm" svg:height="0.635cm" svg:x="18.982cm" svg:y="1.001cm" svg:viewBox="0 0 12 636" draw:points="0,626 5,633 12,636 12,0 5,7 0,11">
          <text:p/>
        </draw:polygon>
        <draw:polygon draw:style-name="gr4" draw:text-style-name="P4" draw:layer="layout" svg:width="0.011cm" svg:height="0.638cm" svg:x="18.982cm" svg:y="1.626cm" svg:viewBox="0 0 12 639" draw:points="0,629 5,636 12,639 12,0 5,7 0,10">
          <text:p/>
        </draw:polygon>
        <draw:frame draw:style-name="gr5" draw:text-style-name="P6" draw:layer="layout" svg:width="2.788cm" svg:height="0.424cm" svg:x="2.074cm" svg:y="1.106cm">
          <draw:text-box>
            <text:p text:style-name="P5"><text:span text:style-name="T1">ZEEB, CHARLOTTE</text:span></text:p>
          </draw:text-box>
        </draw:frame>
        <draw:frame draw:style-name="gr5" draw:text-style-name="P6" draw:layer="layout" svg:width="4.743cm" svg:height="0.424cm" svg:x="7.941cm" svg:y="1.42cm">
          <draw:text-box>
            <text:p text:style-name="P5"><text:span text:style-name="T1">HELMHOLTZ-ZENTRUM BERLIN</text:span></text:p>
          </draw:text-box>
        </draw:frame>
        <draw:frame draw:style-name="gr5" draw:text-style-name="P6" draw:layer="layout" svg:width="1.992cm" svg:height="0.424cm" svg:x="16.93cm" svg:y="1.106cm">
          <draw:text-box>
            <text:p text:style-name="P5"><text:span text:style-name="T1">2. SEMESTER</text:span></text:p>
          </draw:text-box>
        </draw:frame>
        <draw:frame draw:style-name="gr5" draw:text-style-name="P6" draw:layer="layout" svg:width="4.019cm" svg:height="0.424cm" svg:x="2.074cm" svg:y="1.734cm">
          <draw:text-box>
            <text:p text:style-name="P5"><text:span text:style-name="T1">2016/05/16 – 2016/05/20</text:span></text:p>
          </draw:text-box>
        </draw:frame>
        <draw:polygon draw:style-name="gr4" draw:text-style-name="P4" draw:layer="layout" svg:width="4.802cm" svg:height="0.011cm" svg:x="1.996cm" svg:y="2.998cm" svg:viewBox="0 0 4803 12" draw:points="0,0 4,8 11,12 4792,12 4795,8 4803,0">
          <text:p/>
        </draw:polygon>
        <draw:polygon draw:style-name="gr4" draw:text-style-name="P4" draw:layer="layout" svg:width="5.235cm" svg:height="0.011cm" svg:x="6.787cm" svg:y="2.998cm" svg:viewBox="0 0 5236 12" draw:points="0,0 3,8 11,12 5226,12 5229,8 5236,0">
          <text:p/>
        </draw:polygon>
        <draw:polygon draw:style-name="gr4" draw:text-style-name="P4" draw:layer="layout" svg:width="4.011cm" svg:height="0.011cm" svg:x="12.012cm" svg:y="2.998cm" svg:viewBox="0 0 4012 12" draw:points="0,0 3,8 10,12 4001,12 4005,8 4012,0">
          <text:p/>
        </draw:polygon>
        <draw:polygon draw:style-name="gr4" draw:text-style-name="P4" draw:layer="layout" svg:width="2.995cm" svg:height="0.011cm" svg:x="16.012cm" svg:y="2.998cm" svg:viewBox="0 0 2996 12" draw:points="0,0 4,8 11,12 2986,12 2989,8 2996,0">
          <text:p/>
        </draw:polygon>
        <draw:polygon draw:style-name="gr4" draw:text-style-name="P4" draw:layer="layout" svg:width="4.79cm" svg:height="0.011cm" svg:x="2cm" svg:y="4.296cm" svg:viewBox="0 0 4791 12" draw:points="7,0 0,7 7,12 4788,12 4791,7 4788,0">
          <text:p/>
        </draw:polygon>
        <draw:polygon draw:style-name="gr4" draw:text-style-name="P4" draw:layer="layout" svg:width="5.225cm" svg:height="0.011cm" svg:x="6.79cm" svg:y="4.296cm" svg:viewBox="0 0 5226 12" draw:points="8,0 0,7 8,12 5223,12 5226,7 5223,0">
          <text:p/>
        </draw:polygon>
        <draw:polygon draw:style-name="gr4" draw:text-style-name="P4" draw:layer="layout" svg:width="4.001cm" svg:height="0.011cm" svg:x="12.015cm" svg:y="4.296cm" svg:viewBox="0 0 4002 12" draw:points="7,0 0,7 7,12 3998,12 4002,7 3998,0">
          <text:p/>
        </draw:polygon>
        <draw:polygon draw:style-name="gr4" draw:text-style-name="P4" draw:layer="layout" svg:width="2.984cm" svg:height="0.011cm" svg:x="16.016cm" svg:y="4.296cm" svg:viewBox="0 0 2985 12" draw:points="7,0 0,7 7,12 2982,12 2985,7 2982,0">
          <text:p/>
        </draw:polygon>
        <draw:polygon draw:style-name="gr4" draw:text-style-name="P4" draw:layer="layout" svg:width="4.79cm" svg:height="0.011cm" svg:x="2cm" svg:y="5.767cm" svg:viewBox="0 0 4791 12" draw:points="7,0 0,7 7,12 4788,12 4791,7 4788,0">
          <text:p/>
        </draw:polygon>
        <draw:polygon draw:style-name="gr4" draw:text-style-name="P4" draw:layer="layout" svg:width="5.225cm" svg:height="0.011cm" svg:x="6.79cm" svg:y="5.767cm" svg:viewBox="0 0 5226 12" draw:points="8,0 0,7 8,12 5223,12 5226,7 5223,0">
          <text:p/>
        </draw:polygon>
        <draw:polygon draw:style-name="gr4" draw:text-style-name="P4" draw:layer="layout" svg:width="4.001cm" svg:height="0.011cm" svg:x="12.015cm" svg:y="5.767cm" svg:viewBox="0 0 4002 12" draw:points="7,0 0,7 7,12 3998,12 4002,7 3998,0">
          <text:p/>
        </draw:polygon>
        <draw:polygon draw:style-name="gr4" draw:text-style-name="P4" draw:layer="layout" svg:width="2.984cm" svg:height="0.011cm" svg:x="16.016cm" svg:y="5.767cm" svg:viewBox="0 0 2985 12" draw:points="7,0 0,7 7,12 2982,12 2985,7 2982,0">
          <text:p/>
        </draw:polygon>
        <draw:polygon draw:style-name="gr4" draw:text-style-name="P4" draw:layer="layout" svg:width="4.79cm" svg:height="0.01cm" svg:x="2cm" svg:y="7.708cm" svg:viewBox="0 0 4791 11" draw:points="7,0 0,8 7,11 4788,11 4791,8 4788,0">
          <text:p/>
        </draw:polygon>
        <draw:polygon draw:style-name="gr4" draw:text-style-name="P4" draw:layer="layout" svg:width="5.225cm" svg:height="0.01cm" svg:x="6.79cm" svg:y="7.708cm" svg:viewBox="0 0 5226 11" draw:points="8,0 0,8 8,11 5223,11 5226,8 5223,0">
          <text:p/>
        </draw:polygon>
        <draw:polygon draw:style-name="gr4" draw:text-style-name="P4" draw:layer="layout" svg:width="4.001cm" svg:height="0.01cm" svg:x="12.015cm" svg:y="7.708cm" svg:viewBox="0 0 4002 11" draw:points="7,0 0,8 7,11 3998,11 4002,8 3998,0">
          <text:p/>
        </draw:polygon>
        <draw:polygon draw:style-name="gr4" draw:text-style-name="P4" draw:layer="layout" svg:width="2.984cm" svg:height="0.01cm" svg:x="16.016cm" svg:y="7.708cm" svg:viewBox="0 0 2985 11" draw:points="7,0 0,8 7,11 2982,11 2985,8 2982,0">
          <text:p/>
        </draw:polygon>
        <draw:polygon draw:style-name="gr4" draw:text-style-name="P4" draw:layer="layout" svg:width="4.79cm" svg:height="0.01cm" svg:x="2cm" svg:y="10.449cm" svg:viewBox="0 0 4791 11" draw:points="7,0 0,8 7,11 4788,11 4791,8 4788,0">
          <text:p/>
        </draw:polygon>
        <draw:polygon draw:style-name="gr4" draw:text-style-name="P4" draw:layer="layout" svg:width="5.225cm" svg:height="0.01cm" svg:x="6.79cm" svg:y="10.449cm" svg:viewBox="0 0 5226 11" draw:points="8,0 0,8 8,11 5223,11 5226,8 5223,0">
          <text:p/>
        </draw:polygon>
        <draw:polygon draw:style-name="gr4" draw:text-style-name="P4" draw:layer="layout" svg:width="4.001cm" svg:height="0.01cm" svg:x="12.015cm" svg:y="10.449cm" svg:viewBox="0 0 4002 11" draw:points="7,0 0,8 7,11 3998,11 4002,8 3998,0">
          <text:p/>
        </draw:polygon>
        <draw:polygon draw:style-name="gr4" draw:text-style-name="P4" draw:layer="layout" svg:width="2.984cm" svg:height="0.01cm" svg:x="16.016cm" svg:y="10.449cm" svg:viewBox="0 0 2985 11" draw:points="7,0 0,8 7,11 2982,11 2985,8 2982,0">
          <text:p/>
        </draw:polygon>
        <draw:polygon draw:style-name="gr4" draw:text-style-name="P4" draw:layer="layout" svg:width="4.79cm" svg:height="0.01cm" svg:x="2cm" svg:y="14.506cm" svg:viewBox="0 0 4791 11" draw:points="7,0 0,7 7,11 4788,11 4791,7 4788,0">
          <text:p/>
        </draw:polygon>
        <draw:polygon draw:style-name="gr4" draw:text-style-name="P4" draw:layer="layout" svg:width="5.225cm" svg:height="0.01cm" svg:x="6.79cm" svg:y="14.506cm" svg:viewBox="0 0 5226 11" draw:points="8,0 0,7 8,11 5223,11 5226,7 5223,0">
          <text:p/>
        </draw:polygon>
        <draw:polygon draw:style-name="gr4" draw:text-style-name="P4" draw:layer="layout" svg:width="4.001cm" svg:height="0.01cm" svg:x="12.015cm" svg:y="14.506cm" svg:viewBox="0 0 4002 11" draw:points="7,0 0,7 7,11 3998,11 4002,7 3998,0">
          <text:p/>
        </draw:polygon>
        <draw:polygon draw:style-name="gr4" draw:text-style-name="P4" draw:layer="layout" svg:width="2.984cm" svg:height="0.01cm" svg:x="16.016cm" svg:y="14.506cm" svg:viewBox="0 0 2985 11" draw:points="7,0 0,7 7,11 2982,11 2985,7 2982,0">
          <text:p/>
        </draw:polygon>
        <draw:polygon draw:style-name="gr4" draw:text-style-name="P4" draw:layer="layout" svg:width="4.802cm" svg:height="0.01cm" svg:x="1.996cm" svg:y="19.787cm" svg:viewBox="0 0 4803 11" draw:points="11,0 4,7 0,11 4803,11 4795,7 4792,0">
          <text:p/>
        </draw:polygon>
        <draw:polygon draw:style-name="gr4" draw:text-style-name="P4" draw:layer="layout" svg:width="5.235cm" svg:height="0.01cm" svg:x="6.787cm" svg:y="19.787cm" svg:viewBox="0 0 5236 11" draw:points="11,0 3,7 0,11 5236,11 5229,7 5226,0">
          <text:p/>
        </draw:polygon>
        <draw:polygon draw:style-name="gr4" draw:text-style-name="P4" draw:layer="layout" svg:width="4.011cm" svg:height="0.01cm" svg:x="12.012cm" svg:y="19.787cm" svg:viewBox="0 0 4012 11" draw:points="10,0 3,7 0,11 4012,11 4005,7 4001,0">
          <text:p/>
        </draw:polygon>
        <draw:polygon draw:style-name="gr4" draw:text-style-name="P4" draw:layer="layout" svg:width="2.995cm" svg:height="0.01cm" svg:x="16.012cm" svg:y="19.787cm" svg:viewBox="0 0 2996 11" draw:points="11,0 4,7 0,11 2996,11 2989,7 2986,0">
          <text:p/>
        </draw:polygon>
        <draw:polygon draw:style-name="gr4" draw:text-style-name="P4" draw:layer="layout" svg:width="0.011cm" svg:height="1.309cm" svg:x="1.996cm" svg:y="2.998cm" svg:viewBox="0 0 12 1310" draw:points="0,1310 4,1306 12,1299 12,11 4,7 0,0">
          <text:p/>
        </draw:polygon>
        <draw:polygon draw:style-name="gr4" draw:text-style-name="P4" draw:layer="layout" svg:width="0.011cm" svg:height="1.482cm" svg:x="1.996cm" svg:y="4.296cm" svg:viewBox="0 0 12 1483" draw:points="0,1483 4,1479 12,1472 12,11 4,7 0,0">
          <text:p/>
        </draw:polygon>
        <draw:polygon draw:style-name="gr4" draw:text-style-name="P4" draw:layer="layout" svg:width="0.011cm" svg:height="1.951cm" svg:x="1.996cm" svg:y="5.767cm" svg:viewBox="0 0 12 1952" draw:points="0,1952 4,1949 12,1942 12,11 4,7 0,0">
          <text:p/>
        </draw:polygon>
        <draw:polygon draw:style-name="gr4" draw:text-style-name="P4" draw:layer="layout" svg:width="0.011cm" svg:height="2.751cm" svg:x="1.996cm" svg:y="7.708cm" svg:viewBox="0 0 12 2752" draw:points="0,2752 4,2749 12,2742 12,10 4,7 0,0">
          <text:p/>
        </draw:polygon>
        <draw:polygon draw:style-name="gr4" draw:text-style-name="P4" draw:layer="layout" svg:width="0.011cm" svg:height="4.067cm" svg:x="1.996cm" svg:y="10.449cm" svg:viewBox="0 0 12 4068" draw:points="0,4068 4,4065 12,4058 12,10 4,7 0,0">
          <text:p/>
        </draw:polygon>
        <draw:polygon draw:style-name="gr4" draw:text-style-name="P4" draw:layer="layout" svg:width="0.011cm" svg:height="5.291cm" svg:x="1.996cm" svg:y="14.506cm" svg:viewBox="0 0 12 5292" draw:points="0,5292 4,5289 12,5282 12,10 4,7 0,0">
          <text:p/>
        </draw:polygon>
        <draw:polygon draw:style-name="gr4" draw:text-style-name="P4" draw:layer="layout" svg:width="0.011cm" svg:height="1.298cm" svg:x="6.787cm" svg:y="3.005cm" svg:viewBox="0 0 12 1299" draw:points="0,1292 3,1299 12,1292 12,4 3,0 0,4">
          <text:p/>
        </draw:polygon>
        <draw:polygon draw:style-name="gr4" draw:text-style-name="P4" draw:layer="layout" svg:width="0.011cm" svg:height="1.471cm" svg:x="6.787cm" svg:y="4.303cm" svg:viewBox="0 0 12 1472" draw:points="0,1465 3,1472 12,1465 12,4 3,0 0,4">
          <text:p/>
        </draw:polygon>
        <draw:polygon draw:style-name="gr4" draw:text-style-name="P4" draw:layer="layout" svg:width="0.011cm" svg:height="1.941cm" svg:x="6.787cm" svg:y="5.774cm" svg:viewBox="0 0 12 1942" draw:points="0,1935 3,1942 12,1935 12,4 3,0 0,4">
          <text:p/>
        </draw:polygon>
        <draw:polygon draw:style-name="gr4" draw:text-style-name="P4" draw:layer="layout" svg:width="0.011cm" svg:height="2.741cm" svg:x="6.787cm" svg:y="7.715cm" svg:viewBox="0 0 12 2742" draw:points="0,2735 3,2742 12,2735 12,3 3,0 0,3">
          <text:p/>
        </draw:polygon>
        <draw:polygon draw:style-name="gr4" draw:text-style-name="P4" draw:layer="layout" svg:width="0.011cm" svg:height="4.057cm" svg:x="6.787cm" svg:y="10.456cm" svg:viewBox="0 0 12 4058" draw:points="0,4051 3,4058 12,4051 12,3 3,0 0,3">
          <text:p/>
        </draw:polygon>
        <draw:polygon draw:style-name="gr4" draw:text-style-name="P4" draw:layer="layout" svg:width="0.011cm" svg:height="5.281cm" svg:x="6.787cm" svg:y="14.513cm" svg:viewBox="0 0 12 5282" draw:points="0,5275 3,5282 12,5275 12,3 3,0 0,3">
          <text:p/>
        </draw:polygon>
        <draw:polygon draw:style-name="gr4" draw:text-style-name="P4" draw:layer="layout" svg:width="0.01cm" svg:height="1.298cm" svg:x="12.012cm" svg:y="3.005cm" svg:viewBox="0 0 11 1299" draw:points="0,1292 4,1299 11,1292 11,4 4,0 0,4">
          <text:p/>
        </draw:polygon>
        <draw:polygon draw:style-name="gr4" draw:text-style-name="P4" draw:layer="layout" svg:width="0.01cm" svg:height="1.471cm" svg:x="12.012cm" svg:y="4.303cm" svg:viewBox="0 0 11 1472" draw:points="0,1465 4,1472 11,1465 11,4 4,0 0,4">
          <text:p/>
        </draw:polygon>
        <draw:polygon draw:style-name="gr4" draw:text-style-name="P4" draw:layer="layout" svg:width="0.01cm" svg:height="1.941cm" svg:x="12.012cm" svg:y="5.774cm" svg:viewBox="0 0 11 1942" draw:points="0,1935 4,1942 11,1935 11,4 4,0 0,4">
          <text:p/>
        </draw:polygon>
        <draw:polygon draw:style-name="gr4" draw:text-style-name="P4" draw:layer="layout" svg:width="0.01cm" svg:height="2.741cm" svg:x="12.012cm" svg:y="7.715cm" svg:viewBox="0 0 11 2742" draw:points="0,2735 4,2742 11,2735 11,3 4,0 0,3">
          <text:p/>
        </draw:polygon>
        <draw:polygon draw:style-name="gr4" draw:text-style-name="P4" draw:layer="layout" svg:width="0.01cm" svg:height="4.057cm" svg:x="12.012cm" svg:y="10.456cm" svg:viewBox="0 0 11 4058" draw:points="0,4051 4,4058 11,4051 11,3 4,0 0,3">
          <text:p/>
        </draw:polygon>
        <draw:polygon draw:style-name="gr4" draw:text-style-name="P4" draw:layer="layout" svg:width="0.01cm" svg:height="5.281cm" svg:x="12.012cm" svg:y="14.513cm" svg:viewBox="0 0 11 5282" draw:points="0,5275 4,5282 11,5275 11,3 4,0 0,3">
          <text:p/>
        </draw:polygon>
        <draw:polygon draw:style-name="gr4" draw:text-style-name="P4" draw:layer="layout" svg:width="0.011cm" svg:height="1.298cm" svg:x="16.012cm" svg:y="3.005cm" svg:viewBox="0 0 12 1299" draw:points="0,1292 5,1299 12,1292 12,4 5,0 0,4">
          <text:p/>
        </draw:polygon>
        <draw:polygon draw:style-name="gr4" draw:text-style-name="P4" draw:layer="layout" svg:width="0.011cm" svg:height="1.471cm" svg:x="16.012cm" svg:y="4.303cm" svg:viewBox="0 0 12 1472" draw:points="0,1465 5,1472 12,1465 12,4 5,0 0,4">
          <text:p/>
        </draw:polygon>
        <draw:polygon draw:style-name="gr4" draw:text-style-name="P4" draw:layer="layout" svg:width="0.011cm" svg:height="1.941cm" svg:x="16.012cm" svg:y="5.774cm" svg:viewBox="0 0 12 1942" draw:points="0,1935 5,1942 12,1935 12,4 5,0 0,4">
          <text:p/>
        </draw:polygon>
        <draw:polygon draw:style-name="gr4" draw:text-style-name="P4" draw:layer="layout" svg:width="0.011cm" svg:height="2.741cm" svg:x="16.012cm" svg:y="7.715cm" svg:viewBox="0 0 12 2742" draw:points="0,2735 5,2742 12,2735 12,3 5,0 0,3">
          <text:p/>
        </draw:polygon>
        <draw:polygon draw:style-name="gr4" draw:text-style-name="P4" draw:layer="layout" svg:width="0.011cm" svg:height="4.057cm" svg:x="16.012cm" svg:y="10.456cm" svg:viewBox="0 0 12 4058" draw:points="0,4051 5,4058 12,4051 12,3 5,0 0,3">
          <text:p/>
        </draw:polygon>
        <draw:polygon draw:style-name="gr4" draw:text-style-name="P4" draw:layer="layout" svg:width="0.011cm" svg:height="5.281cm" svg:x="16.012cm" svg:y="14.513cm" svg:viewBox="0 0 12 5282" draw:points="0,5275 5,5282 12,5275 12,3 5,0 0,3">
          <text:p/>
        </draw:polygon>
        <draw:polygon draw:style-name="gr4" draw:text-style-name="P4" draw:layer="layout" svg:width="0.01cm" svg:height="1.309cm" svg:x="18.997cm" svg:y="2.998cm" svg:viewBox="0 0 11 1310" draw:points="0,1299 3,1306 11,1310 11,0 3,7 0,11">
          <text:p/>
        </draw:polygon>
        <draw:polygon draw:style-name="gr4" draw:text-style-name="P4" draw:layer="layout" svg:width="0.01cm" svg:height="1.482cm" svg:x="18.997cm" svg:y="4.296cm" svg:viewBox="0 0 11 1483" draw:points="0,1472 3,1479 11,1483 11,0 3,7 0,11">
          <text:p/>
        </draw:polygon>
        <draw:polygon draw:style-name="gr4" draw:text-style-name="P4" draw:layer="layout" svg:width="0.01cm" svg:height="1.951cm" svg:x="18.997cm" svg:y="5.767cm" svg:viewBox="0 0 11 1952" draw:points="0,1942 3,1949 11,1952 11,0 3,7 0,11">
          <text:p/>
        </draw:polygon>
        <draw:polygon draw:style-name="gr4" draw:text-style-name="P4" draw:layer="layout" svg:width="0.01cm" svg:height="2.751cm" svg:x="18.997cm" svg:y="7.708cm" svg:viewBox="0 0 11 2752" draw:points="0,2742 3,2749 11,2752 11,0 3,7 0,10">
          <text:p/>
        </draw:polygon>
        <draw:polygon draw:style-name="gr4" draw:text-style-name="P4" draw:layer="layout" svg:width="0.01cm" svg:height="4.067cm" svg:x="18.997cm" svg:y="10.449cm" svg:viewBox="0 0 11 4068" draw:points="0,4058 3,4065 11,4068 11,0 3,7 0,10">
          <text:p/>
        </draw:polygon>
        <draw:polygon draw:style-name="gr4" draw:text-style-name="P4" draw:layer="layout" svg:width="0.01cm" svg:height="5.291cm" svg:x="18.997cm" svg:y="14.506cm" svg:viewBox="0 0 11 5292" draw:points="0,5282 3,5289 11,5292 11,0 3,7 0,10">
          <text:p/>
        </draw:polygon>
        <draw:frame draw:style-name="gr5" draw:text-style-name="P6" draw:layer="layout" svg:width="1.831cm" svg:height="0.424cm" svg:x="17.096cm" svg:y="1.734cm">
          <draw:text-box>
            <text:p text:style-name="P5"><text:span text:style-name="T1">KW 20 2016</text:span></text:p>
          </draw:text-box>
        </draw:frame>
        <draw:frame draw:style-name="gr5" draw:text-style-name="P6" draw:layer="layout" svg:width="0.595cm" svg:height="0.424cm" svg:x="4.103cm" svg:y="3.441cm">
          <draw:text-box>
            <text:p text:style-name="P5"><text:span text:style-name="T1">TAG</text:span></text:p>
          </draw:text-box>
        </draw:frame>
        <draw:frame draw:style-name="gr5" draw:text-style-name="P6" draw:layer="layout" svg:width="1.115cm" svg:height="0.424cm" svg:x="8.851cm" svg:y="3.441cm">
          <draw:text-box>
            <text:p text:style-name="P5"><text:span text:style-name="T1">INHALT</text:span></text:p>
          </draw:text-box>
        </draw:frame>
        <draw:frame draw:style-name="gr5" draw:text-style-name="P6" draw:layer="layout" svg:width="1.979cm" svg:height="0.424cm" svg:x="13.039cm" svg:y="3.441cm">
          <draw:text-box>
            <text:p text:style-name="P5"><text:span text:style-name="T1">ARBEITSZEIT</text:span></text:p>
          </draw:text-box>
        </draw:frame>
        <draw:frame draw:style-name="gr5" draw:text-style-name="P6" draw:layer="layout" svg:width="0.645cm" svg:height="0.424cm" svg:x="17.187cm" svg:y="3.441cm">
          <draw:text-box>
            <text:p text:style-name="P5"><text:span text:style-name="T1">ORT</text:span></text:p>
          </draw:text-box>
        </draw:frame>
        <draw:frame draw:style-name="gr5" draw:text-style-name="P6" draw:layer="layout" svg:width="3.516cm" svg:height="0.424cm" svg:x="2.663cm" svg:y="4.824cm">
          <draw:text-box>
            <text:p text:style-name="P5"><text:span text:style-name="T1">2016/05/16 – MONTAG</text:span></text:p>
          </draw:text-box>
        </draw:frame>
        <draw:frame draw:style-name="gr5" draw:text-style-name="P6" draw:layer="layout" svg:width="0.671cm" svg:height="0.424cm" svg:x="9.373cm" svg:y="4.824cm">
          <draw:text-box>
            <text:p text:style-name="P5"><text:span text:style-name="T2">FREI</text:span></text:p>
          </draw:text-box>
        </draw:frame>
        <draw:frame draw:style-name="gr5" draw:text-style-name="P6" draw:layer="layout" svg:width="0.352cm" svg:height="0.424cm" svg:x="13.907cm" svg:y="4.824cm">
          <draw:text-box>
            <text:p text:style-name="P5"><text:span text:style-name="T2">/</text:span></text:p>
          </draw:text-box>
        </draw:frame>
        <draw:frame draw:style-name="gr5" draw:text-style-name="P6" draw:layer="layout" svg:width="0.352cm" svg:height="0.424cm" svg:x="17.399cm" svg:y="4.824cm">
          <draw:text-box>
            <text:p text:style-name="P5"><text:span text:style-name="T2">/</text:span></text:p>
          </draw:text-box>
        </draw:frame>
        <draw:frame draw:style-name="gr5" draw:text-style-name="P6" draw:layer="layout" svg:width="3.677cm" svg:height="0.424cm" svg:x="2.586cm" svg:y="6.532cm">
          <draw:text-box>
            <text:p text:style-name="P5"><text:span text:style-name="T1">2016/05/17 – DIENSTAG</text:span></text:p>
          </draw:text-box>
        </draw:frame>
        <draw:frame draw:style-name="gr5" draw:text-style-name="P6" draw:layer="layout" svg:width="4.798cm" svg:height="0.424cm" svg:x="7.031cm" svg:y="6.299cm">
          <draw:text-box>
            <text:p text:style-name="P5"><text:span text:style-name="T2">Erster Arbeitstag nach BVA, für</text:span></text:p>
          </draw:text-box>
        </draw:frame>
        <draw:frame draw:style-name="gr5" draw:text-style-name="P6" draw:layer="layout" svg:width="5.006cm" svg:height="0.424cm" svg:x="6.918cm" svg:y="6.722cm">
          <draw:text-box>
            <text:p text:style-name="P5"><text:span text:style-name="T2">Nachschreibeklausuren gelernt.</text:span></text:p>
          </draw:text-box>
        </draw:frame>
        <draw:frame draw:style-name="gr5" draw:text-style-name="P6" draw:layer="layout" svg:width="1.856cm" svg:height="0.424cm" svg:x="13.088cm" svg:y="6.532cm">
          <draw:text-box>
            <text:p text:style-name="P5"><text:span text:style-name="T2">0800 – 1500</text:span></text:p>
          </draw:text-box>
        </draw:frame>
        <draw:frame draw:style-name="gr5" draw:text-style-name="P6" draw:layer="layout" svg:width="0.633cm" svg:height="0.424cm" svg:x="17.18cm" svg:y="6.532cm">
          <draw:text-box>
            <text:p text:style-name="P5"><text:span text:style-name="T2">HZB</text:span></text:p>
          </draw:text-box>
        </draw:frame>
        <draw:frame draw:style-name="gr5" draw:text-style-name="P6" draw:layer="layout" svg:width="3.909cm" svg:height="0.424cm" svg:x="2.466cm" svg:y="8.871cm">
          <draw:text-box>
            <text:p text:style-name="P5"><text:span text:style-name="T1">2016/05/18 – MITTWOCH</text:span></text:p>
          </draw:text-box>
        </draw:frame>
        <draw:frame draw:style-name="gr5" draw:text-style-name="P6" draw:layer="layout" svg:width="4.667cm" svg:height="0.424cm" svg:x="7.087cm" svg:y="8.236cm">
          <draw:text-box>
            <text:p text:style-name="P5"><text:span text:style-name="T2">Diverse Hausaufgaben für die</text:span></text:p>
          </draw:text-box>
        </draw:frame>
        <draw:frame draw:style-name="gr5" draw:text-style-name="P6" draw:layer="layout" svg:width="4.553cm" svg:height="0.424cm" svg:x="7.151cm" svg:y="8.659cm">
          <draw:text-box>
            <text:p text:style-name="P5"><text:span text:style-name="T2">Schule erledigt, weiterhin für</text:span></text:p>
          </draw:text-box>
        </draw:frame>
        <draw:frame draw:style-name="gr5" draw:text-style-name="P6" draw:layer="layout" svg:width="4.282cm" svg:height="0.424cm" svg:x="7.274cm" svg:y="9.082cm">
          <draw:text-box>
            <text:p text:style-name="P5"><text:span text:style-name="T2">die Nachschreibeklausuren</text:span></text:p>
          </draw:text-box>
        </draw:frame>
        <draw:frame draw:style-name="gr5" draw:text-style-name="P6" draw:layer="layout" svg:width="1.213cm" svg:height="0.424cm" svg:x="8.788cm" svg:y="9.506cm">
          <draw:text-box>
            <text:p text:style-name="P5"><text:span text:style-name="T2">gelernt.</text:span></text:p>
          </draw:text-box>
        </draw:frame>
        <draw:frame draw:style-name="gr5" draw:text-style-name="P6" draw:layer="layout" svg:width="1.848cm" svg:height="0.424cm" svg:x="13.095cm" svg:y="8.871cm">
          <draw:text-box>
            <text:p text:style-name="P5"><text:span text:style-name="T2">0800 – 1540</text:span></text:p>
          </draw:text-box>
        </draw:frame>
        <draw:frame draw:style-name="gr5" draw:text-style-name="P6" draw:layer="layout" svg:width="0.633cm" svg:height="0.424cm" svg:x="17.18cm" svg:y="8.871cm">
          <draw:text-box>
            <text:p text:style-name="P5"><text:span text:style-name="T2">HZB</text:span></text:p>
          </draw:text-box>
        </draw:frame>
        <draw:frame draw:style-name="gr5" draw:text-style-name="P6" draw:layer="layout" svg:width="4.295cm" svg:height="0.424cm" svg:x="2.275cm" svg:y="12.271cm">
          <draw:text-box>
            <text:p text:style-name="P5"><text:span text:style-name="T1">2016/05/19 – DONNERSTAG</text:span></text:p>
          </draw:text-box>
        </draw:frame>
        <draw:frame draw:style-name="gr5" draw:text-style-name="P6" draw:layer="layout" svg:width="4.815cm" svg:height="0.424cm" svg:x="7.006cm" svg:y="10.98cm">
          <draw:text-box>
            <text:p text:style-name="P5"><text:span text:style-name="T3">ITS: </text:span><text:span text:style-name="T2">CompTIA Übungsaufgaben</text:span></text:p>
          </draw:text-box>
        </draw:frame>
        <draw:frame draw:style-name="gr5" draw:text-style-name="P6" draw:layer="layout" svg:width="1.712cm" svg:height="0.424cm" svg:x="8.541cm" svg:y="11.404cm">
          <draw:text-box>
            <text:p text:style-name="P5"><text:span text:style-name="T2">bearbeitet.</text:span></text:p>
          </draw:text-box>
        </draw:frame>
        <draw:frame draw:style-name="gr5" draw:text-style-name="P6" draw:layer="layout" svg:width="4.904cm" svg:height="0.424cm" svg:x="6.964cm" svg:y="11.827cm">
          <draw:text-box>
            <text:p text:style-name="P5"><text:span text:style-name="T3">BP: </text:span><text:span text:style-name="T2">Hausaufgaben besprochen.</text:span></text:p>
          </draw:text-box>
        </draw:frame>
        <draw:frame draw:style-name="gr5" draw:text-style-name="P6" draw:layer="layout" svg:width="4.68cm" svg:height="0.424cm" svg:x="7.077cm" svg:y="12.25cm">
          <draw:text-box>
            <text:p text:style-name="P5"><text:span text:style-name="T3">EN: </text:span><text:span text:style-name="T2">Klausur wiederbekommen</text:span></text:p>
          </draw:text-box>
        </draw:frame>
        <draw:frame draw:style-name="gr5" draw:text-style-name="P6" draw:layer="layout" svg:width="3.473cm" svg:height="0.424cm" svg:x="7.676cm" svg:y="12.674cm">
          <draw:text-box>
            <text:p text:style-name="P5"><text:span text:style-name="T2">und Fehler bearbeitet.</text:span></text:p>
          </draw:text-box>
        </draw:frame>
        <draw:frame draw:style-name="gr5" draw:text-style-name="P6" draw:layer="layout" svg:width="3.905cm" svg:height="0.424cm" svg:x="7.461cm" svg:y="13.097cm">
          <draw:text-box>
            <text:p text:style-name="P5"><text:span text:style-name="T3">BP: </text:span><text:span text:style-name="T2">Nachschreibeklausur</text:span></text:p>
          </draw:text-box>
        </draw:frame>
        <draw:frame draw:style-name="gr5" draw:text-style-name="P6" draw:layer="layout" svg:width="2.004cm" svg:height="0.424cm" svg:x="8.396cm" svg:y="13.52cm">
          <draw:text-box>
            <text:p text:style-name="P5"><text:span text:style-name="T2">geschrieben.</text:span></text:p>
          </draw:text-box>
        </draw:frame>
        <draw:frame draw:style-name="gr5" draw:text-style-name="P6" draw:layer="layout" svg:width="1.611cm" svg:height="0.424cm" svg:x="13.208cm" svg:y="12.271cm">
          <draw:text-box>
            <text:p text:style-name="P5"><text:span text:style-name="T2">7 h 48 min</text:span></text:p>
          </draw:text-box>
        </draw:frame>
        <draw:frame draw:style-name="gr5" draw:text-style-name="P6" draw:layer="layout" svg:width="1.162cm" svg:height="0.424cm" svg:x="16.916cm" svg:y="12.271cm">
          <draw:text-box>
            <text:p text:style-name="P5"><text:span text:style-name="T2">OSZIMT</text:span></text:p>
          </draw:text-box>
        </draw:frame>
        <draw:frame draw:style-name="gr5" draw:text-style-name="P6" draw:layer="layout" svg:width="3.465cm" svg:height="0.424cm" svg:x="2.688cm" svg:y="16.939cm">
          <draw:text-box>
            <text:p text:style-name="P5"><text:span text:style-name="T1">2016/05/20 – FREITAG</text:span></text:p>
          </draw:text-box>
        </draw:frame>
        <draw:frame draw:style-name="gr5" draw:text-style-name="P6" draw:layer="layout" svg:width="4.189cm" svg:height="0.424cm" svg:x="7.278cm" svg:y="15.034cm">
          <draw:text-box>
            <text:p text:style-name="P5"><text:span text:style-name="T3">WSK: </text:span><text:span text:style-name="T2">Nachschreibeklausur</text:span></text:p>
          </draw:text-box>
        </draw:frame>
        <draw:frame draw:style-name="gr5" draw:text-style-name="P6" draw:layer="layout" svg:width="4.828cm" svg:height="0.424cm" svg:x="6.957cm" svg:y="15.457cm">
          <draw:text-box>
            <text:p text:style-name="P5"><text:span text:style-name="T2">geschrieben und anschließend</text:span></text:p>
          </draw:text-box>
        </draw:frame>
        <draw:frame draw:style-name="gr5" draw:text-style-name="P6" draw:layer="layout" svg:width="4.591cm" svg:height="0.424cm" svg:x="7.08cm" svg:y="15.88cm">
          <draw:text-box>
            <text:p text:style-name="P5"><text:span text:style-name="T2">Fragen bezüglich des LaGeSo</text:span></text:p>
          </draw:text-box>
        </draw:frame>
        <draw:frame draw:style-name="gr5" draw:text-style-name="P6" draw:layer="layout" svg:width="3.058cm" svg:height="0.424cm" svg:x="7.849cm" svg:y="16.304cm">
          <draw:text-box>
            <text:p text:style-name="P5"><text:span text:style-name="T2">ausgedacht, für die</text:span></text:p>
          </draw:text-box>
        </draw:frame>
        <draw:frame draw:style-name="gr5" draw:text-style-name="P6" draw:layer="layout" svg:width="3.308cm" svg:height="0.424cm" svg:x="7.726cm" svg:y="16.727cm">
          <draw:text-box>
            <text:p text:style-name="P5"><text:span text:style-name="T2">Podiumsrunde in der</text:span></text:p>
          </draw:text-box>
        </draw:frame>
        <draw:frame draw:style-name="gr5" draw:text-style-name="P6" draw:layer="layout" svg:width="4.003cm" svg:height="0.424cm" svg:x="7.373cm" svg:y="17.15cm">
          <draw:text-box>
            <text:p text:style-name="P5"><text:span text:style-name="T2">kommenden Schulwoche.</text:span></text:p>
          </draw:text-box>
        </draw:frame>
        <draw:frame draw:style-name="gr5" draw:text-style-name="P6" draw:layer="layout" svg:width="4.21cm" svg:height="0.424cm" svg:x="7.267cm" svg:y="17.574cm">
          <draw:text-box>
            <text:p text:style-name="P5"><text:span text:style-name="T3">EN: </text:span><text:span text:style-name="T2">Dialog eines Helpdesk-</text:span></text:p>
          </draw:text-box>
        </draw:frame>
        <draw:frame draw:style-name="gr5" draw:text-style-name="P6" draw:layer="layout" svg:width="4.282cm" svg:height="0.424cm" svg:x="7.228cm" svg:y="17.997cm">
          <draw:text-box>
            <text:p text:style-name="P5"><text:span text:style-name="T2">Telefongesprächs angehört</text:span></text:p>
          </draw:text-box>
        </draw:frame>
        <draw:frame draw:style-name="gr5" draw:text-style-name="P6" draw:layer="layout" svg:width="4.866cm" svg:height="0.424cm" svg:x="6.943cm" svg:y="18.42cm">
          <draw:text-box>
            <text:p text:style-name="P5"><text:span text:style-name="T2">und dazu Aufgaben bearbeitet.</text:span></text:p>
          </draw:text-box>
        </draw:frame>
        <draw:frame draw:style-name="gr5" draw:text-style-name="P6" draw:layer="layout" svg:width="3.867cm" svg:height="0.424cm" svg:x="7.444cm" svg:y="18.844cm">
          <draw:text-box>
            <text:p text:style-name="P5"><text:span text:style-name="T3">AS: </text:span><text:span text:style-name="T2">Klausur geschrieben.</text:span></text:p>
          </draw:text-box>
        </draw:frame>
        <draw:frame draw:style-name="gr5" draw:text-style-name="P6" draw:layer="layout" svg:width="1.611cm" svg:height="0.424cm" svg:x="13.208cm" svg:y="16.939cm">
          <draw:text-box>
            <text:p text:style-name="P5"><text:span text:style-name="T2">7 h 48 min</text:span></text:p>
          </draw:text-box>
        </draw:frame>
        <draw:polygon draw:style-name="gr6" draw:text-style-name="P7" draw:layer="layout" svg:width="5.665cm" svg:height="0.01cm" svg:x="2cm" svg:y="24.705cm" svg:viewBox="0 0 5666 11" draw:points="0,0 5666,0 5666,11 0,11">
          <text:p/>
        </draw:polygon>
        <draw:polygon draw:style-name="gr6" draw:text-style-name="P7" draw:layer="layout" svg:width="5.665cm" svg:height="0.01cm" svg:x="13.335cm" svg:y="24.705cm" svg:viewBox="0 0 5666 11" draw:points="0,0 5666,0 5666,11 0,11">
          <text:p/>
        </draw:polygon>
        <draw:frame draw:style-name="gr5" draw:text-style-name="P6" draw:layer="layout" svg:width="1.162cm" svg:height="0.424cm" svg:x="16.916cm" svg:y="16.939cm">
          <draw:text-box>
            <text:p text:style-name="P5"><text:span text:style-name="T2">OSZIMT</text:span></text:p>
          </draw:text-box>
        </draw:frame>
        <draw:frame draw:style-name="gr5" draw:text-style-name="P6" draw:layer="layout" svg:width="3.439cm" svg:height="0.424cm" svg:x="2.103cm" svg:y="24.809cm">
          <draw:text-box>
            <text:p text:style-name="P5"><text:span text:style-name="T2">Unterschrift Ausbilder</text:span></text:p>
          </draw:text-box>
        </draw:frame>
        <draw:line draw:style-name="gr7" draw:text-style-name="P8" draw:layer="layout" svg:x1="7.623cm" svg:y1="26.924cm" svg:x2="13.303cm" svg:y2="26.924cm">
          <text:p/>
        </draw:line>
        <draw:line draw:style-name="gr7" draw:text-style-name="P8" draw:layer="layout" svg:x1="6.498cm" svg:y1="26.927cm" svg:x2="14.485cm" svg:y2="26.927cm">
          <text:p/>
        </draw:line>
        <draw:frame draw:style-name="gr5" draw:text-style-name="P6" draw:layer="layout" svg:width="4.388cm" svg:height="0.424cm" svg:x="14.46cm" svg:y="24.809cm">
          <draw:text-box>
            <text:p text:style-name="P5"><text:span text:style-name="T2">Unterschrift Auszubildender</text:span></text:p>
          </draw:text-box>
        </draw:frame>
        <draw:frame draw:style-name="gr5" draw:text-style-name="P6" draw:layer="layout" svg:width="7.021cm" svg:height="0.424cm" svg:x="6.939cm" svg:y="27.021cm">
          <draw:text-box>
            <text:p text:style-name="P5"><text:span text:style-name="T2">Unterschrift Klassenlehrer/Außerbetriebliche</text:span></text:p>
          </draw:text-box>
        </draw:frame>
        <draw:frame draw:style-name="gr5" draw:text-style-name="P6" draw:layer="layout" svg:width="1.839cm" svg:height="0.424cm" svg:x="9.55cm" svg:y="27.444cm">
          <draw:text-box>
            <text:p text:style-name="P5"><text:span text:style-name="T2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0"/>
    <meta:generator>LibreOffice/5.2.3.3$Linux_X86_64 LibreOffice_project/20m0$Build-3</meta:generator>
  </office:meta>
</office:document-meta>
</file>